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10.329cm"/>
    </style:style>
    <style:style style:name="co3" style:family="table-column">
      <style:table-column-properties fo:break-before="auto" style:column-width="6.95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537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649cm"/>
    </style:style>
    <style:style style:name="ro1" style:family="table-row">
      <style:table-row-properties style:row-height="0.99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30">
      <style:table-cell-properties fo:border="0.06pt solid #000000"/>
    </style:style>
    <style:style style:name="ce8" style:family="table-cell" style:parent-style-name="Default" style:data-style-name="N130"/>
    <style:style style:name="ce9" style:family="table-cell" style:parent-style-name="Default" style:data-style-name="N131">
      <style:table-cell-properties fo:border="0.06pt solid 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28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<text:span text:style-name="T1">Nº Expediente</text:span></text:p>
          </table:table-cell>
          <table:table-cell office:value-type="string" calcext:value-type="string">
            <text:p><text:span text:style-name="T1">DENOMINACIÓN</text:span></text:p>
          </table:table-cell>
          <table:table-cell office:value-type="string" calcext:value-type="string">
            <text:p><text:span text:style-name="T1">Nombre Proveedor</text:span></text:p>
          </table:table-cell>
          <table:table-cell office:value-type="string" calcext:value-type="string">
            <text:p><text:span text:style-name="T1">Año doc. FI</text:span></text:p>
          </table:table-cell>
          <table:table-cell table:style-name="ce1" office:value-type="string" calcext:value-type="string">
            <text:p><text:span text:style-name="T1">Fecha factura</text:span></text:p>
          </table:table-cell>
          <table:table-cell office:value-type="string" calcext:value-type="string">
            <text:p><text:span text:style-name="T1">Imp.factura</text:span>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. SYSTEM CENT OPER. M SERVER ENTER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2245.69" calcext:value-type="float">
            <text:p>2245,69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EXCHANGE ESTANDARD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369034.79" calcext:value-type="float">
            <text:p>369034,79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EXCHANGE SERVER ENTERPRISE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13726.03" calcext:value-type="float">
            <text:p>13726,03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EXCHANGE SERVER STANDARD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1012.98" calcext:value-type="float">
            <text:p>1012,98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MS SCCM CAL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230910.75" calcext:value-type="float">
            <text:p>230910,75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OFFICE STANDARD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705867.86" calcext:value-type="float">
            <text:p>705867,86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OFFICE TASKWORKER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613697.31" calcext:value-type="float">
            <text:p>613697,31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SYSTEM CENT CONF. M SERVER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2178.77" calcext:value-type="float">
            <text:p>2178,77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ACTUALIZACION SYSTEM CENT OPER. M SERVER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21" calcext:value-type="date">
            <text:p>21.10.2015</text:p>
          </table:table-cell>
          <table:table-cell office:value-type="float" office:value="150.21" calcext:value-type="float">
            <text:p>150,21</text:p>
          </table:table-cell>
        </table:table-row>
        <table:table-row table:style-name="ro2">
          <table:table-cell office:value-type="string" calcext:value-type="string">
            <text:p><text:span text:style-name="T2">ECON/000199/2015</text:span></text:p>
          </table:table-cell>
          <table:table-cell office:value-type="string" calcext:value-type="string">
            <text:p><text:span text:style-name="T2">LICENCIA MS WIN REMOTE 2012 POR DISPOSIT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19" calcext:value-type="date">
            <text:p>19.10.2015</text:p>
          </table:table-cell>
          <table:table-cell office:value-type="float" office:value="17547.42" calcext:value-type="float">
            <text:p>17547,42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05-11" calcext:value-type="date">
            <text:p>11.05.2015</text:p>
          </table:table-cell>
          <table:table-cell office:value-type="float" office:value="180274.57" calcext:value-type="float">
            <text:p>180274,57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07-13" calcext:value-type="date">
            <text:p>13.07.2015</text:p>
          </table:table-cell>
          <table:table-cell office:value-type="float" office:value="180274.57" calcext:value-type="float">
            <text:p>180274,57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5" calcext:value-type="float">
            <text:p>2015</text:p>
          </table:table-cell>
          <table:table-cell table:style-name="ce2" office:value-type="date" office:date-value="2015-10-13" calcext:value-type="date">
            <text:p>13.10.2015</text:p>
          </table:table-cell>
          <table:table-cell office:value-type="float" office:value="180274.57" calcext:value-type="float">
            <text:p>180274,57</text:p>
          </table:table-cell>
        </table:table-row>
        <table:table-row table:style-name="ro2">
          <table:table-cell office:value-type="string" calcext:value-type="string">
            <text:p><text:span text:style-name="T2">ECON/000124/2016</text:span></text:p>
          </table:table-cell>
          <table:table-cell office:value-type="string" calcext:value-type="string">
            <text:p><text:span text:style-name="T2">MICROSOFT S.O.WINPRO 10UPGRD OLP NL GOV</text:span></text:p>
          </table:table-cell>
          <table:table-cell office:value-type="string" calcext:value-type="string">
            <text:p><text:span text:style-name="T2">SPECIALIST COMPUTER CENTRES</text:span></text:p>
          </table:table-cell>
          <table:table-cell office:value-type="float" office:value="2016" calcext:value-type="float">
            <text:p>2016</text:p>
          </table:table-cell>
          <table:table-cell table:style-name="ce2" office:value-type="date" office:date-value="2016-07-29" calcext:value-type="date">
            <text:p>29.07.2016</text:p>
          </table:table-cell>
          <table:table-cell office:value-type="float" office:value="2159903.16" calcext:value-type="float">
            <text:p>2159903,16</text:p>
          </table:table-cell>
        </table:table-row>
        <table:table-row table:style-name="ro2">
          <table:table-cell office:value-type="string" calcext:value-type="string">
            <text:p><text:span text:style-name="T2">ECON/000294/2011(PM002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6" calcext:value-type="float">
            <text:p>2016</text:p>
          </table:table-cell>
          <table:table-cell table:style-name="ce2" office:value-type="date" office:date-value="2016-06-09" calcext:value-type="date">
            <text:p>09.06.2016</text:p>
          </table:table-cell>
          <table:table-cell office:value-type="float" office:value="120183.06" calcext:value-type="float">
            <text:p>120183,06</text:p>
          </table:table-cell>
        </table:table-row>
        <table:table-row table:style-name="ro2">
          <table:table-cell office:value-type="string" calcext:value-type="string">
            <text:p><text:span text:style-name="T2">ECON/000294/2011(PR001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6" calcext:value-type="float">
            <text:p>2016</text:p>
          </table:table-cell>
          <table:table-cell table:style-name="ce2" office:value-type="date" office:date-value="2016-07-01" calcext:value-type="date">
            <text:p>01.07.2016</text:p>
          </table:table-cell>
          <table:table-cell office:value-type="float" office:value="60091.53" calcext:value-type="float">
            <text:p>60091,53</text:p>
          </table:table-cell>
        </table:table-row>
        <table:table-row table:style-name="ro2">
          <table:table-cell office:value-type="string" calcext:value-type="string">
            <text:p><text:span text:style-name="T2">ECON/000294/2011(PM002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6" calcext:value-type="float">
            <text:p>2016</text:p>
          </table:table-cell>
          <table:table-cell table:style-name="ce2" office:value-type="date" office:date-value="2016-04-05" calcext:value-type="date">
            <text:p>05.04.2016</text:p>
          </table:table-cell>
          <table:table-cell office:value-type="float" office:value="180274.58" calcext:value-type="float">
            <text:p>180274,58</text:p>
          </table:table-cell>
        </table:table-row>
        <table:table-row table:style-name="ro2">
          <table:table-cell office:value-type="string" calcext:value-type="string">
            <text:p><text:span text:style-name="T2">ECON/000294/2011(PM001)</text:span></text:p>
          </table:table-cell>
          <table:table-cell office:value-type="string" calcext:value-type="string">
            <text:p><text:span text:style-name="T2">SERVICIOS MTO. PROGRAMAS MICROSOFT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6" calcext:value-type="float">
            <text:p>2016</text:p>
          </table:table-cell>
          <table:table-cell table:style-name="ce2" office:value-type="date" office:date-value="2016-01-20" calcext:value-type="date">
            <text:p>20.01.2016</text:p>
          </table:table-cell>
          <table:table-cell office:value-type="float" office:value="180274.57" calcext:value-type="float">
            <text:p>180274,57</text:p>
          </table:table-cell>
        </table:table-row>
        <table:table-row table:style-name="ro2">
          <table:table-cell office:value-type="string" calcext:value-type="string">
            <text:p><text:span text:style-name="T2">ECON/000048/2016</text:span></text:p>
          </table:table-cell>
          <table:table-cell office:value-type="string" calcext:value-type="string">
            <text:p><text:span text:style-name="T2">SUSCRIPCION MICROSOFT ONE DRIVE ANUAL</text:span></text:p>
          </table:table-cell>
          <table:table-cell office:value-type="string" calcext:value-type="string">
            <text:p><text:span text:style-name="T2">BT ESPAÑA - GLOBAL SERVICE</text:span></text:p>
          </table:table-cell>
          <table:table-cell office:value-type="float" office:value="2016" calcext:value-type="float">
            <text:p>2016</text:p>
          </table:table-cell>
          <table:table-cell table:style-name="ce3" office:value-type="date" office:date-value="2016-05-23" calcext:value-type="date">
            <text:p>23.05.2016</text:p>
          </table:table-cell>
          <table:table-cell office:value-type="float" office:value="19786.75" calcext:value-type="float">
            <text:p>19786,7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11-21" calcext:value-type="date">
            <text:p>21.11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12-18" calcext:value-type="date">
            <text:p>18.12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5-22" calcext:value-type="date">
            <text:p>22.05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5-22" calcext:value-type="date">
            <text:p>22.05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6-20" calcext:value-type="date">
            <text:p>20.06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7-13" calcext:value-type="date">
            <text:p>13.07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8-31" calcext:value-type="date">
            <text:p>31.08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9-20" calcext:value-type="date">
            <text:p>20.09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10-16" calcext:value-type="date">
            <text:p>16.10.2017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128/2017</text:span></text:p>
          </table:table-cell>
          <table:table-cell office:value-type="string" calcext:value-type="string">
            <text:p><text:span text:style-name="T2">LICENCIA MS VISUAL STUDIO PROFES  2017</text:span></text:p>
          </table:table-cell>
          <table:table-cell office:value-type="string" calcext:value-type="string">
            <text:p><text:span text:style-name="T2">SERINGE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09-18" calcext:value-type="date">
            <text:p>18.09.2017</text:p>
          </table:table-cell>
          <table:table-cell office:value-type="float" office:value="451.69" calcext:value-type="float">
            <text:p>451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11-21" calcext:value-type="date">
            <text:p>21.11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date" office:date-value="2017-12-18" calcext:value-type="date">
            <text:p>18.12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18" calcext:value-type="date">
            <text:p>18.12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5-22" calcext:value-type="date">
            <text:p>22.05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6-20" calcext:value-type="date">
            <text:p>20.06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13" calcext:value-type="date">
            <text:p>13.07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9-20" calcext:value-type="date">
            <text:p>20.09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0-16" calcext:value-type="date">
            <text:p>16.10.2017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1-21" calcext:value-type="date">
            <text:p>21.11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12-18" calcext:value-type="date">
            <text:p>18.12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5-22" calcext:value-type="date">
            <text:p>22.05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5-22" calcext:value-type="date">
            <text:p>22.05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6-20" calcext:value-type="date">
            <text:p>20.06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7-13" calcext:value-type="date">
            <text:p>13.07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8-31" calcext:value-type="date">
            <text:p>31.08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9-20" calcext:value-type="date">
            <text:p>20.09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10-16" calcext:value-type="date">
            <text:p>16.10.2017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11-21" calcext:value-type="date">
            <text:p>21.11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12-18" calcext:value-type="date">
            <text:p>18.12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5-22" calcext:value-type="date">
            <text:p>22.05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5-22" calcext:value-type="date">
            <text:p>22.05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6-20" calcext:value-type="date">
            <text:p>20.06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7-13" calcext:value-type="date">
            <text:p>13.07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8-31" calcext:value-type="date">
            <text:p>31.08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09-20" calcext:value-type="date">
            <text:p>20.09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7" calcext:value-type="float">
            <text:p>2017</text:p>
          </table:table-cell>
          <table:table-cell table:style-name="ce3" office:value-type="date" office:date-value="2017-10-16" calcext:value-type="date">
            <text:p>16.10.2017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11-27" calcext:value-type="date">
            <text:p>27.11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12-18" calcext:value-type="date">
            <text:p>18.12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2-22" calcext:value-type="date">
            <text:p>22.02.2018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1-31" calcext:value-type="date">
            <text:p>31.01.2018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3-19" calcext:value-type="date">
            <text:p>19.03.2018</text:p>
          </table:table-cell>
          <table:table-cell office:value-type="float" office:value="29276.87" calcext:value-type="float">
            <text:p>29276,8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4-19" calcext:value-type="date">
            <text:p>19.04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5-16" calcext:value-type="date">
            <text:p>16.05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6-18" calcext:value-type="date">
            <text:p>18.06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7-17" calcext:value-type="date">
            <text:p>17.07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8-31" calcext:value-type="date">
            <text:p>31.08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9-18" calcext:value-type="date">
            <text:p>18.09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10-29" calcext:value-type="date">
            <text:p>29.10.2018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11-27" calcext:value-type="date">
            <text:p>27.11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12-18" calcext:value-type="date">
            <text:p>18.12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2-22" calcext:value-type="date">
            <text:p>22.02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2" office:value-type="date" office:date-value="2018-01-31" calcext:value-type="date">
            <text:p>31.01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27902.12" calcext:value-type="float">
            <text:p>27902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14807.92" calcext:value-type="float">
            <text:p>14807,9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18" calcext:value-type="date">
            <text:p>18.12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2-22" calcext:value-type="date">
            <text:p>22.02.2018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1-31" calcext:value-type="date">
            <text:p>31.01.2018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3-19" calcext:value-type="date">
            <text:p>19.03.2018</text:p>
          </table:table-cell>
          <table:table-cell office:value-type="float" office:value="115631.9" calcext:value-type="float">
            <text:p>115631,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4-19" calcext:value-type="date">
            <text:p>19.04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5-16" calcext:value-type="date">
            <text:p>16.05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6-18" calcext:value-type="date">
            <text:p>18.06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7-17" calcext:value-type="date">
            <text:p>17.07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8-31" calcext:value-type="date">
            <text:p>31.08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09-18" calcext:value-type="date">
            <text:p>18.09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0-29" calcext:value-type="date">
            <text:p>29.10.2018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1-27" calcext:value-type="date">
            <text:p>27.11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12-18" calcext:value-type="date">
            <text:p>18.12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2-22" calcext:value-type="date">
            <text:p>22.02.2018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1-31" calcext:value-type="date">
            <text:p>31.01.2018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3-19" calcext:value-type="date">
            <text:p>19.03.2018</text:p>
          </table:table-cell>
          <table:table-cell office:value-type="float" office:value="207639.12" calcext:value-type="float">
            <text:p>207639,1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4-19" calcext:value-type="date">
            <text:p>19.04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5-16" calcext:value-type="date">
            <text:p>16.05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6-18" calcext:value-type="date">
            <text:p>18.06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7-17" calcext:value-type="date">
            <text:p>17.07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8-31" calcext:value-type="date">
            <text:p>31.08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9-18" calcext:value-type="date">
            <text:p>18.09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10-29" calcext:value-type="date">
            <text:p>29.10.2018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11-27" calcext:value-type="date">
            <text:p>27.11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12-18" calcext:value-type="date">
            <text:p>18.12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2-22" calcext:value-type="date">
            <text:p>22.02.2018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1-31" calcext:value-type="date">
            <text:p>31.01.2018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3-19" calcext:value-type="date">
            <text:p>19.03.2018</text:p>
          </table:table-cell>
          <table:table-cell office:value-type="float" office:value="3359.03" calcext:value-type="float">
            <text:p>3359,0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4-19" calcext:value-type="date">
            <text:p>19.04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5-16" calcext:value-type="date">
            <text:p>16.05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6-18" calcext:value-type="date">
            <text:p>18.06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7-17" calcext:value-type="date">
            <text:p>17.07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8-31" calcext:value-type="date">
            <text:p>31.08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09-18" calcext:value-type="date">
            <text:p>18.09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8" calcext:value-type="float">
            <text:p>2018</text:p>
          </table:table-cell>
          <table:table-cell table:style-name="ce3" office:value-type="date" office:date-value="2018-10-29" calcext:value-type="date">
            <text:p>29.10.2018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2-21" calcext:value-type="date">
            <text:p>21.02.2019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1-21" calcext:value-type="date">
            <text:p>21.01.2019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HORAS MANTENIMIENTO LICENC MICROSOFT EAS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4-10" calcext:value-type="date">
            <text:p>10.04.2019</text:p>
          </table:table-cell>
          <table:table-cell office:value-type="float" office:value="18298.05" calcext:value-type="float">
            <text:p>18298,0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MANTENIMIENTO LICENCIAS MICROSOF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5-31" calcext:value-type="date">
            <text:p>31.05.2019</text:p>
          </table:table-cell>
          <table:table-cell office:value-type="float" office:value="18298.04" calcext:value-type="float">
            <text:p>18298,0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MANTENIMIENTO LICENCIAS MICROSOF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5-31" calcext:value-type="date">
            <text:p>31.05.2019</text:p>
          </table:table-cell>
          <table:table-cell office:value-type="float" office:value="18298.04" calcext:value-type="float">
            <text:p>18298,0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MANTENIMIENTO LICENCIAS MICROSOF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6-20" calcext:value-type="date">
            <text:p>20.06.2019</text:p>
          </table:table-cell>
          <table:table-cell office:value-type="float" office:value="18298.04" calcext:value-type="float">
            <text:p>18298,0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2-21" calcext:value-type="date">
            <text:p>21.02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2" office:value-type="date" office:date-value="2019-01-21" calcext:value-type="date">
            <text:p>21.01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 MS OFFICE STANDARD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CORREO EXCHANG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6563.4" calcext:value-type="float">
            <text:p>6563,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DIRECTORIO ACTIVO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2918.21" calcext:value-type="float">
            <text:p>2918,2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AL GESTION REMOTA SCCM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4008.69" calcext:value-type="float">
            <text:p>4008,6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maq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41853.17" calcext:value-type="float">
            <text:p>41853,1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GENERALES 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24679.86" calcext:value-type="float">
            <text:p>24679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2-21" calcext:value-type="date">
            <text:p>21.02.2019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1-21" calcext:value-type="date">
            <text:p>21.01.2019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CORECAL OFF365 P 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4-10" calcext:value-type="date">
            <text:p>10.04.2019</text:p>
          </table:table-cell>
          <table:table-cell office:value-type="float" office:value="104068.7" calcext:value-type="float">
            <text:p>104068,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2-21" calcext:value-type="date">
            <text:p>21.02.2019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1-21" calcext:value-type="date">
            <text:p>21.01.2019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365 PROPLUS ONEDRIVE p/u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4-10" calcext:value-type="date">
            <text:p>10.04.2019</text:p>
          </table:table-cell>
          <table:table-cell office:value-type="float" office:value="200223.44" calcext:value-type="float">
            <text:p>200223,44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2-21" calcext:value-type="date">
            <text:p>21.02.2019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1-21" calcext:value-type="date">
            <text:p>21.01.2019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 LIC MS OFFICE 365 PERFILE3 p/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4-10" calcext:value-type="date">
            <text:p>10.04.2019</text:p>
          </table:table-cell>
          <table:table-cell office:value-type="float" office:value="5038.56" calcext:value-type="float">
            <text:p>5038,5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5-31" calcext:value-type="date">
            <text:p>31.05.2019</text:p>
          </table:table-cell>
          <table:table-cell office:value-type="float" office:value="77087.93" calcext:value-type="float">
            <text:p>77087,9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5-31" calcext:value-type="date">
            <text:p>31.05.2019</text:p>
          </table:table-cell>
          <table:table-cell office:value-type="float" office:value="77087.93" calcext:value-type="float">
            <text:p>77087,9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6-20" calcext:value-type="date">
            <text:p>20.06.2019</text:p>
          </table:table-cell>
          <table:table-cell office:value-type="float" office:value="77087.93" calcext:value-type="float">
            <text:p>77087,9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USR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5-31" calcext:value-type="date">
            <text:p>31.05.2019</text:p>
          </table:table-cell>
          <table:table-cell office:value-type="float" office:value="24680.77" calcext:value-type="float">
            <text:p>24680,7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USR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5-31" calcext:value-type="date">
            <text:p>31.05.2019</text:p>
          </table:table-cell>
          <table:table-cell office:value-type="float" office:value="24680.77" calcext:value-type="float">
            <text:p>24680,7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CORECAL ALNG MVL USR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6-20" calcext:value-type="date">
            <text:p>20.06.2019</text:p>
          </table:table-cell>
          <table:table-cell office:value-type="float" office:value="24680.77" calcext:value-type="float">
            <text:p>24680,77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EXCHGSTDCAL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3" office:value-type="date" office:date-value="2019-05-31" calcext:value-type="date">
            <text:p>31.05.2019</text:p>
          </table:table-cell>
          <table:table-cell office:value-type="float" office:value="62627.83" calcext:value-type="float">
            <text:p>62627,8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EXCHGSTDCAL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table:style-name="ce5" office:value-type="string" calcext:value-type="string">
            <text:p>31,05,2019</text:p>
          </table:table-cell>
          <table:table-cell office:value-type="float" office:value="62627.83" calcext:value-type="float">
            <text:p>62627,8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EXCHGSTDCAL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62627.83" calcext:value-type="float">
            <text:p>62627,83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397.61" calcext:value-type="float">
            <text:p>8397,6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399.42" calcext:value-type="float">
            <text:p>8399,4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397.61" calcext:value-type="float">
            <text:p>8397,6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399.42" calcext:value-type="float">
            <text:p>8399,4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8397.61" calcext:value-type="float">
            <text:p>8397,61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ERFIL per U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8399.42" calcext:value-type="float">
            <text:p>8399,4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RO PLU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148310.62" calcext:value-type="float">
            <text:p>148310,6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RO PLU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148310.62" calcext:value-type="float">
            <text:p>148310,6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 PRO PLU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148310.62" calcext:value-type="float">
            <text:p>148310,62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69755.29" calcext:value-type="float">
            <text:p>69755,2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69756.5" calcext:value-type="float">
            <text:p>69756,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69755.29" calcext:value-type="float">
            <text:p>69755,2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69756.5" calcext:value-type="float">
            <text:p>69756,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69755.29" calcext:value-type="float">
            <text:p>69755,29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365PE3 ALNG PERUSR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69756.5" calcext:value-type="float">
            <text:p>69756,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STANDAR ALNG MV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STANDAR ALNG MV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OFFICE STANDAR ALNG MV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38612.36" calcext:value-type="float">
            <text:p>38612,3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SYSCTRCNFG MVL PER O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38250.86" calcext:value-type="float">
            <text:p>38250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SYSCTRCNFG MVL PER O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38250.86" calcext:value-type="float">
            <text:p>38250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SYSCTRCNFG MVL PER OSE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38250.86" calcext:value-type="float">
            <text:p>38250,86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WINSVR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27845.45" calcext:value-type="float">
            <text:p>27845,4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WINSVR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27845.45" calcext:value-type="float">
            <text:p>27845,45</text:p>
          </table:table-cell>
        </table:table-row>
        <table:table-row table:style-name="ro2">
          <table:table-cell office:value-type="string" calcext:value-type="string">
            <text:p><text:span text:style-name="T2">ECON/000286/2016</text:span></text:p>
          </table:table-cell>
          <table:table-cell office:value-type="string" calcext:value-type="string">
            <text:p><text:span text:style-name="T2">SUSCRIPCION MS WINSVRCAL ALNG MVL DVCCAL</text:span></text:p>
          </table:table-cell>
          <table:table-cell office:value-type="string" calcext:value-type="string">
            <text:p><text:span text:style-name="T2">SEIDOR, S.A.</text:span>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20" calcext:value-type="date">
            <text:p>20.06.2019</text:p>
          </table:table-cell>
          <table:table-cell office:value-type="float" office:value="27845.45" calcext:value-type="float">
            <text:p>27845,4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number-columns-repeated="3" table:default-cell-style-name="Default"/>
        <table:table-column table:style-name="co6" table:default-cell-style-name="ce6"/>
        <table:table-column table:style-name="co7" table:default-cell-style-name="ce7"/>
        <table:table-column table:style-name="co5" table:default-cell-style-name="ce9"/>
        <table:table-row table:style-name="ro4">
          <table:table-cell office:value-type="string" calcext:value-type="string">
            <text:p><text:span text:style-name="T1">Nº Expediente</text:span></text:p>
          </table:table-cell>
          <table:table-cell office:value-type="string" calcext:value-type="string">
            <text:p><text:span text:style-name="T1">DENOMINACIÓN</text:span></text:p>
          </table:table-cell>
          <table:table-cell office:value-type="string" calcext:value-type="string">
            <text:p><text:span text:style-name="T1">Nombre Proveedor</text:span></text:p>
          </table:table-cell>
          <table:table-cell office:value-type="string" calcext:value-type="string">
            <text:p><text:span text:style-name="T1">Año doc. FI</text:span></text:p>
          </table:table-cell>
          <table:table-cell table:style-name="ce1" office:value-type="string" calcext:value-type="string">
            <text:p><text:span text:style-name="T1">Fecha factura</text:span></text:p>
          </table:table-cell>
          <table:table-cell office:value-type="string" calcext:value-type="string">
            <text:p><text:span text:style-name="T1">Imp.factura</text:span></text:p>
          </table:table-cell>
          <table:table-cell table:number-columns-repeated="2"/>
          <table:table-cell office:value-type="string" calcext:value-type="string">
            <text:p>Empresa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% </text:p>
          </table:table-cell>
        </table:table-row>
        <table:table-row-group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. SYSTEM CENT OPER. M SERVER ENTER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2245.69" calcext:value-type="float">
                <text:p>2245,69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EXCHANGE ESTANDARD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369034.79" calcext:value-type="float">
                <text:p>369034,79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EXCHANGE SERVER ENTERPRISE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13726.03" calcext:value-type="float">
                <text:p>13726,03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EXCHANGE SERVER STANDARD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1012.98" calcext:value-type="float">
                <text:p>1012,98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MS SCCM CAL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230910.75" calcext:value-type="float">
                <text:p>230910,75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OFFICE STANDARD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705867.86" calcext:value-type="float">
                <text:p>705867,86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OFFICE TASKWORKER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613697.31" calcext:value-type="float">
                <text:p>613697,31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SYSTEM CENT CONF. M SERVER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2178.77" calcext:value-type="float">
                <text:p>2178,77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ACTUALIZACION SYSTEM CENT OPER. M SERVER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office:value-type="float" office:value="150.21" calcext:value-type="float">
                <text:p>150,21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05-11" calcext:value-type="date">
                <text:p>11.05.2015</text:p>
              </table:table-cell>
              <table:table-cell office:value-type="float" office:value="180274.57" calcext:value-type="float">
                <text:p>180274,57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07-13" calcext:value-type="date">
                <text:p>13.07.2015</text:p>
              </table:table-cell>
              <table:table-cell office:value-type="float" office:value="180274.57" calcext:value-type="float">
                <text:p>180274,57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13" calcext:value-type="date">
                <text:p>13.10.2015</text:p>
              </table:table-cell>
              <table:table-cell office:value-type="float" office:value="180274.57" calcext:value-type="float">
                <text:p>180274,57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2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2" office:value-type="date" office:date-value="2016-06-09" calcext:value-type="date">
                <text:p>09.06.2016</text:p>
              </table:table-cell>
              <table:table-cell office:value-type="float" office:value="120183.06" calcext:value-type="float">
                <text:p>120183,06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R001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2" office:value-type="date" office:date-value="2016-07-01" calcext:value-type="date">
                <text:p>01.07.2016</text:p>
              </table:table-cell>
              <table:table-cell office:value-type="float" office:value="60091.53" calcext:value-type="float">
                <text:p>60091,53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2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2" office:value-type="date" office:date-value="2016-04-05" calcext:value-type="date">
                <text:p>05.04.2016</text:p>
              </table:table-cell>
              <table:table-cell office:value-type="float" office:value="180274.58" calcext:value-type="float">
                <text:p>180274,58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office:value-type="string" calcext:value-type="string">
                <text:p><text:span text:style-name="T2">SERVICIOS MTO. PROGRAMAS MICROSOFT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2" office:value-type="date" office:date-value="2016-01-20" calcext:value-type="date">
                <text:p>20.01.2016</text:p>
              </table:table-cell>
              <table:table-cell office:value-type="float" office:value="180274.57" calcext:value-type="float">
                <text:p>180274,57</text:p>
              </table:table-cell>
              <table:table-cell table:number-columns-repeated="3"/>
              <table:table-cell table:style-name="ce6" table:number-columns-repeated="2"/>
            </table:table-row>
            <table:table-row table:style-name="ro5" table:visibility="collapse">
              <table:table-cell office:value-type="string" calcext:value-type="string">
                <text:p><text:span text:style-name="T2">ECON/000048/2016</text:span></text:p>
              </table:table-cell>
              <table:table-cell office:value-type="string" calcext:value-type="string">
                <text:p><text:span text:style-name="T2">SUSCRIPCION MICROSOFT ONE DRIVE ANUAL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3" office:value-type="date" office:date-value="2016-05-23" calcext:value-type="date">
                <text:p>23.05.2016</text:p>
              </table:table-cell>
              <table:table-cell office:value-type="float" office:value="19786.75" calcext:value-type="float">
                <text:p>19786,75</text:p>
              </table:table-cell>
              <table:table-cell table:number-columns-repeated="3"/>
              <table:table-cell table:style-name="ce6" table:number-columns-repeated="2"/>
            </table:table-row>
          </table:table-row-group>
          <table:table-row table:style-name="ro6">
            <table:table-cell table:number-columns-repeated="2"/>
            <table:table-cell office:value-type="string" calcext:value-type="string">
              <text:p>BT ESPAÑA - GLOBAL SERVICE Sum</text:p>
            </table:table-cell>
            <table:table-cell/>
            <table:table-cell table:style-name="ce3"/>
            <table:table-cell table:formula="of:=SUBTOTAL(9;[$Sheet2.$F$2:$Sheet2.$F$18])" office:value-type="float" office:value="3040258.59" calcext:value-type="float">
              <text:p>3040258,59</text:p>
            </table:table-cell>
            <table:table-cell table:number-columns-repeated="2"/>
            <table:table-cell office:value-type="string" calcext:value-type="string">
              <text:p>BT ESPAÑA - GLOBAL SERVICE Sum</text:p>
            </table:table-cell>
            <table:table-cell office:value-type="currency" office:currency="EUR" office:value="3040258.59" calcext:value-type="currency">
              <text:p>3.040.258,59 €</text:p>
            </table:table-cell>
            <table:table-cell table:formula="of:=[.J19]/[.$J$302]" office:value-type="percentage" office:value="0.171204648568596" calcext:value-type="percentage">
              <text:p>17,120%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99/2015</text:span></text:p>
              </table:table-cell>
              <table:table-cell office:value-type="string" calcext:value-type="string">
                <text:p><text:span text:style-name="T2">LICENCIA MS WIN REMOTE 2012 POR DISPOSIT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5" calcext:value-type="float">
                <text:p>2015</text:p>
              </table:table-cell>
              <table:table-cell table:style-name="ce2" office:value-type="date" office:date-value="2015-10-19" calcext:value-type="date">
                <text:p>19.10.2015</text:p>
              </table:table-cell>
              <table:table-cell office:value-type="float" office:value="17547.42" calcext:value-type="float">
                <text:p>17547,4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11-21" calcext:value-type="date">
                <text:p>21.11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12-18" calcext:value-type="date">
                <text:p>18.12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5-22" calcext:value-type="date">
                <text:p>22.05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5-22" calcext:value-type="date">
                <text:p>22.05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6-20" calcext:value-type="date">
                <text:p>20.06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7-13" calcext:value-type="date">
                <text:p>13.07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8-31" calcext:value-type="date">
                <text:p>31.08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9-20" calcext:value-type="date">
                <text:p>20.09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10-16" calcext:value-type="date">
                <text:p>16.10.2017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11-21" calcext:value-type="date">
                <text:p>21.11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12-18" calcext:value-type="date">
                <text:p>18.12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12-18" calcext:value-type="date">
                <text:p>18.12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5-22" calcext:value-type="date">
                <text:p>22.05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5-22" calcext:value-type="date">
                <text:p>22.05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6-20" calcext:value-type="date">
                <text:p>20.06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7-13" calcext:value-type="date">
                <text:p>13.07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8-31" calcext:value-type="date">
                <text:p>31.08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9-20" calcext:value-type="date">
                <text:p>20.09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10-16" calcext:value-type="date">
                <text:p>16.10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11-21" calcext:value-type="date">
                <text:p>21.11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12-18" calcext:value-type="date">
                <text:p>18.12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5-22" calcext:value-type="date">
                <text:p>22.05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5-22" calcext:value-type="date">
                <text:p>22.05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6-20" calcext:value-type="date">
                <text:p>20.06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7-13" calcext:value-type="date">
                <text:p>13.07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8-31" calcext:value-type="date">
                <text:p>31.08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09-20" calcext:value-type="date">
                <text:p>20.09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3" office:value-type="date" office:date-value="2017-10-16" calcext:value-type="date">
                <text:p>16.10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11-27" calcext:value-type="date">
                <text:p>27.11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12-18" calcext:value-type="date">
                <text:p>18.12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2-22" calcext:value-type="date">
                <text:p>22.02.2018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1-31" calcext:value-type="date">
                <text:p>31.01.2018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3-19" calcext:value-type="date">
                <text:p>19.03.2018</text:p>
              </table:table-cell>
              <table:table-cell office:value-type="float" office:value="29276.87" calcext:value-type="float">
                <text:p>29276,8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4-19" calcext:value-type="date">
                <text:p>19.04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5-16" calcext:value-type="date">
                <text:p>16.05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6-18" calcext:value-type="date">
                <text:p>18.06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7-17" calcext:value-type="date">
                <text:p>17.07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8-31" calcext:value-type="date">
                <text:p>31.08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9-18" calcext:value-type="date">
                <text:p>18.09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10-29" calcext:value-type="date">
                <text:p>29.10.2018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11-27" calcext:value-type="date">
                <text:p>27.11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12-18" calcext:value-type="date">
                <text:p>18.12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2-22" calcext:value-type="date">
                <text:p>22.02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2" office:value-type="date" office:date-value="2018-01-31" calcext:value-type="date">
                <text:p>31.01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12-18" calcext:value-type="date">
                <text:p>18.12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2-22" calcext:value-type="date">
                <text:p>22.02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1-31" calcext:value-type="date">
                <text:p>31.01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3-19" calcext:value-type="date">
                <text:p>19.03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4-19" calcext:value-type="date">
                <text:p>19.04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5-16" calcext:value-type="date">
                <text:p>16.05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6-18" calcext:value-type="date">
                <text:p>18.06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7-17" calcext:value-type="date">
                <text:p>17.07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8-31" calcext:value-type="date">
                <text:p>31.08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9-18" calcext:value-type="date">
                <text:p>18.09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10-29" calcext:value-type="date">
                <text:p>29.10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11-27" calcext:value-type="date">
                <text:p>27.11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12-18" calcext:value-type="date">
                <text:p>18.12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2-22" calcext:value-type="date">
                <text:p>22.02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1-31" calcext:value-type="date">
                <text:p>31.01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3-19" calcext:value-type="date">
                <text:p>19.03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4-19" calcext:value-type="date">
                <text:p>19.04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5-16" calcext:value-type="date">
                <text:p>16.05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6-18" calcext:value-type="date">
                <text:p>18.06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7-17" calcext:value-type="date">
                <text:p>17.07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8-31" calcext:value-type="date">
                <text:p>31.08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09-18" calcext:value-type="date">
                <text:p>18.09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3" office:value-type="date" office:date-value="2018-10-29" calcext:value-type="date">
                <text:p>29.10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2-21" calcext:value-type="date">
                <text:p>21.02.2019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1-21" calcext:value-type="date">
                <text:p>21.01.2019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HORAS MANTENIMIENTO LICENC MICROSOFT EAS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4-10" calcext:value-type="date">
                <text:p>10.04.2019</text:p>
              </table:table-cell>
              <table:table-cell office:value-type="float" office:value="18298.05" calcext:value-type="float">
                <text:p>18298,0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5-31" calcext:value-type="date">
                <text:p>31.05.2019</text:p>
              </table:table-cell>
              <table:table-cell office:value-type="float" office:value="18298.04" calcext:value-type="float">
                <text:p>18298,0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5-31" calcext:value-type="date">
                <text:p>31.05.2019</text:p>
              </table:table-cell>
              <table:table-cell office:value-type="float" office:value="18298.04" calcext:value-type="float">
                <text:p>18298,0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6-20" calcext:value-type="date">
                <text:p>20.06.2019</text:p>
              </table:table-cell>
              <table:table-cell office:value-type="float" office:value="18298.04" calcext:value-type="float">
                <text:p>18298,0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2-21" calcext:value-type="date">
                <text:p>21.02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2" office:value-type="date" office:date-value="2019-01-21" calcext:value-type="date">
                <text:p>21.01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 MS OFFICE STANDARD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2-21" calcext:value-type="date">
                <text:p>21.02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1-21" calcext:value-type="date">
                <text:p>21.01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4-10" calcext:value-type="date">
                <text:p>10.04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2-21" calcext:value-type="date">
                <text:p>21.02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1-21" calcext:value-type="date">
                <text:p>21.01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4-10" calcext:value-type="date">
                <text:p>10.04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5-31" calcext:value-type="date">
                <text:p>31.05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5-31" calcext:value-type="date">
                <text:p>31.05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6-20" calcext:value-type="date">
                <text:p>20.06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5-31" calcext:value-type="date">
                <text:p>31.05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5-31" calcext:value-type="date">
                <text:p>31.05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6-20" calcext:value-type="date">
                <text:p>20.06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3" office:value-type="date" office:date-value="2019-05-31" calcext:value-type="date">
                <text:p>31.05.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5" office:value-type="string" calcext:value-type="string">
                <text:p>31,05,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5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5"/>
            </table:table-row>
          </table:table-row-group>
          <table:table-row table:style-name="ro6">
            <table:table-cell table:number-columns-repeated="2"/>
            <table:table-cell office:value-type="string" calcext:value-type="string">
              <text:p>SEIDOR, S.A. Sum</text:p>
            </table:table-cell>
            <table:table-cell table:number-columns-repeated="2"/>
            <table:table-cell table:formula="of:=SUBTOTAL(9;[$Sheet2.$F$20:$Sheet2.$F$296])" office:value-type="float" office:value="12557424.18" calcext:value-type="float">
              <text:p>12557424,18</text:p>
            </table:table-cell>
            <table:table-cell table:number-columns-repeated="2"/>
            <table:table-cell office:value-type="string" calcext:value-type="string">
              <text:p>SEIDOR, S.A. Sum</text:p>
            </table:table-cell>
            <table:table-cell office:value-type="currency" office:currency="EUR" office:value="12557424.18" calcext:value-type="currency">
              <text:p>12.557.424,18 €</text:p>
            </table:table-cell>
            <table:table-cell table:formula="of:=[.J297]/[.$J$302]" office:value-type="percentage" office:value="0.70714030731961" calcext:value-type="percentage">
              <text:p>70,714%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28/2017</text:span></text:p>
              </table:table-cell>
              <table:table-cell office:value-type="string" calcext:value-type="string">
                <text:p><text:span text:style-name="T2">LICENCIA MS VISUAL STUDIO PROFES  2017</text:span></text:p>
              </table:table-cell>
              <table:table-cell office:value-type="string" calcext:value-type="string">
                <text:p><text:span text:style-name="T2">SERINGE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2" office:value-type="date" office:date-value="2017-09-18" calcext:value-type="date">
                <text:p>18.09.2017</text:p>
              </table:table-cell>
              <table:table-cell office:value-type="float" office:value="451.69" calcext:value-type="float">
                <text:p>451,69</text:p>
              </table:table-cell>
              <table:table-cell table:number-columns-repeated="5"/>
            </table:table-row>
          </table:table-row-group>
          <table:table-row table:style-name="ro6">
            <table:table-cell table:number-columns-repeated="2"/>
            <table:table-cell office:value-type="string" calcext:value-type="string">
              <text:p>SERINGE, S.A. Sum</text:p>
            </table:table-cell>
            <table:table-cell/>
            <table:table-cell table:style-name="ce2"/>
            <table:table-cell table:formula="of:=SUBTOTAL(9;[$Sheet2.$F$298:$Sheet2.$F$298])" office:value-type="float" office:value="451.69" calcext:value-type="float">
              <text:p>451,69</text:p>
            </table:table-cell>
            <table:table-cell table:number-columns-repeated="2"/>
            <table:table-cell office:value-type="string" calcext:value-type="string">
              <text:p>SERINGE, S.A. Sum</text:p>
            </table:table-cell>
            <table:table-cell office:value-type="currency" office:currency="EUR" office:value="451.69" calcext:value-type="currency">
              <text:p>451,69 €</text:p>
            </table:table-cell>
            <table:table-cell table:formula="of:=[.J299]/[.$J$302]" office:value-type="percentage" office:value="0.0000254358060088398" calcext:value-type="percentage">
              <text:p>0,003%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24/2016</text:span></text:p>
              </table:table-cell>
              <table:table-cell office:value-type="string" calcext:value-type="string">
                <text:p><text:span text:style-name="T2">MICROSOFT S.O.WINPRO 10UPGRD OLP NL GOV</text:span></text:p>
              </table:table-cell>
              <table:table-cell office:value-type="string" calcext:value-type="string">
                <text:p><text:span text:style-name="T2">SPECIALIST COMPUTER CENTRES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2" office:value-type="date" office:date-value="2016-07-29" calcext:value-type="date">
                <text:p>29.07.2016</text:p>
              </table:table-cell>
              <table:table-cell office:value-type="float" office:value="2159903.16" calcext:value-type="float">
                <text:p>2159903,16</text:p>
              </table:table-cell>
              <table:table-cell table:number-columns-repeated="5"/>
            </table:table-row>
          </table:table-row-group>
        </table:table-row-group>
        <table:table-row table:style-name="ro6">
          <table:table-cell table:number-columns-repeated="2"/>
          <table:table-cell office:value-type="string" calcext:value-type="string">
            <text:p>SPECIALIST COMPUTER CENTRES Sum</text:p>
          </table:table-cell>
          <table:table-cell/>
          <table:table-cell table:style-name="ce2"/>
          <table:table-cell table:formula="of:=SUBTOTAL(9;[$Sheet2.$F$300:$Sheet2.$F$300])" office:value-type="float" office:value="2159903.16" calcext:value-type="float">
            <text:p>2159903,16</text:p>
          </table:table-cell>
          <table:table-cell table:number-columns-repeated="2"/>
          <table:table-cell office:value-type="string" calcext:value-type="string">
            <text:p>SPECIALIST COMPUTER CENTRES Sum</text:p>
          </table:table-cell>
          <table:table-cell office:value-type="currency" office:currency="EUR" office:value="2159903.16" calcext:value-type="currency">
            <text:p>2.159.903,16 €</text:p>
          </table:table-cell>
          <table:table-cell table:formula="of:=[.J301]/[.$J$302]" office:value-type="percentage" office:value="0.121629608305785" calcext:value-type="percentage">
            <text:p>12,163%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rand Sum</text:p>
          </table:table-cell>
          <table:table-cell/>
          <table:table-cell table:style-name="ce2"/>
          <table:table-cell table:formula="of:=SUBTOTAL(9;[$Sheet2.$F$2:$Sheet2.$F$300])" office:value-type="percentage" office:value="17758037.62" calcext:value-type="percentage">
            <text:p>17758037,62</text:p>
          </table:table-cell>
          <table:table-cell table:number-columns-repeated="2"/>
          <table:table-cell table:style-name="Default"/>
          <table:table-cell table:style-name="ce8" table:formula="of:=SUM([.J19:.J301])" office:value-type="currency" office:currency="EUR" office:value="17758037.62" calcext:value-type="currency">
            <text:p>17.758.037,62 €</text:p>
          </table:table-cell>
          <table:table-cell table:style-name="Default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4" table:default-cell-style-name="ce13"/>
        <table:table-column table:style-name="co5" table:default-cell-style-name="ce11"/>
        <table:table-column table:style-name="co5" table:number-columns-repeated="3" table:default-cell-style-name="Default"/>
        <table:table-column table:style-name="co8" table:default-cell-style-name="Default"/>
        <table:table-row table:style-name="ro4">
          <table:table-cell office:value-type="string" calcext:value-type="string">
            <text:p><text:span text:style-name="T1">Nº Expediente</text:span></text:p>
          </table:table-cell>
          <table:table-cell table:style-name="Default" office:value-type="string" calcext:value-type="string">
            <text:p><text:span text:style-name="T1">DENOMINACIÓN</text:span></text:p>
          </table:table-cell>
          <table:table-cell table:style-name="Default" office:value-type="string" calcext:value-type="string">
            <text:p><text:span text:style-name="T1">Nombre Proveedor</text:span></text:p>
          </table:table-cell>
          <table:table-cell table:style-name="Default" office:value-type="string" calcext:value-type="string">
            <text:p><text:span text:style-name="T1">Año doc. FI</text:span></text:p>
          </table:table-cell>
          <table:table-cell table:style-name="ce1" office:value-type="string" calcext:value-type="string">
            <text:p><text:span text:style-name="T1">Fecha factura</text:span></text:p>
          </table:table-cell>
          <table:table-cell table:style-name="Default" office:value-type="string" calcext:value-type="string">
            <text:p><text:span text:style-name="T1">Imp.factura</text:span></text:p>
          </table:table-cell>
          <table:table-cell table:number-columns-repeated="4"/>
        </table:table-row>
        <table:table-row-group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Default" office:value-type="string" calcext:value-type="string">
                <text:p><text:span text:style-name="T2">ACTUAL. SYSTEM CENT OPER. M SERVER ENTER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5" calcext:value-type="float">
                <text:p>2015</text:p>
              </table:table-cell>
              <table:table-cell table:style-name="ce2" office:value-type="date" office:date-value="2015-10-21" calcext:value-type="date">
                <text:p>21.10.2015</text:p>
              </table:table-cell>
              <table:table-cell table:style-name="Default" office:value-type="float" office:value="2245.69" calcext:value-type="float">
                <text:p>2245,69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. SYSTEM CENT OPER. M SERVER ENTER Sum</text:p>
            </table:table-cell>
            <table:table-cell table:style-name="ce10" table:number-columns-repeated="2"/>
            <table:table-cell table:style-name="ce12"/>
            <table:table-cell table:formula="of:=SUBTOTAL(9;[$Sheet3.$F$2:$Sheet3.$F$2])" office:value-type="float" office:value="2245.69" calcext:value-type="float">
              <text:p>2245,69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EXCHANGE ESTANDARD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369034.79" calcext:value-type="float">
                <text:p>369034,79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EXCHANGE ESTANDARD Sum</text:p>
            </table:table-cell>
            <table:table-cell table:style-name="ce10" table:number-columns-repeated="2"/>
            <table:table-cell table:style-name="ce12"/>
            <table:table-cell table:formula="of:=SUBTOTAL(9;[$Sheet3.$F$4:$Sheet3.$F$4])" office:value-type="float" office:value="369034.79" calcext:value-type="float">
              <text:p>369034,79</text:p>
            </table:table-cell>
            <table:table-cell table:number-columns-repeated="2"/>
            <table:table-cell office:value-type="string" calcext:value-type="string">
              <text:p>Actualización</text:p>
            </table:table-cell>
            <table:table-cell table:style-name="ce8" table:formula="of:=[.F3]+[.F5]+[.F7]+[.F9]+[.F11]+[.F13]+[.F15]+[.F17]+[.F19]" office:value-type="currency" office:currency="EUR" office:value="1938824.39" calcext:value-type="currency">
              <text:p>1.938.824,39 €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EXCHANGE SERVER ENTERPRISE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13726.03" calcext:value-type="float">
                <text:p>13726,03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EXCHANGE SERVER ENTERPRISE Sum</text:p>
            </table:table-cell>
            <table:table-cell table:style-name="ce10" table:number-columns-repeated="2"/>
            <table:table-cell table:style-name="ce12"/>
            <table:table-cell table:formula="of:=SUBTOTAL(9;[$Sheet3.$F$6:$Sheet3.$F$6])" office:value-type="float" office:value="13726.03" calcext:value-type="float">
              <text:p>13726,03</text:p>
            </table:table-cell>
            <table:table-cell table:number-columns-repeated="2"/>
            <table:table-cell office:value-type="string" calcext:value-type="string">
              <text:p>Mantemento</text:p>
            </table:table-cell>
            <table:table-cell table:formula="of:=[.F62]" office:value-type="float" office:value="1081647.45" calcext:value-type="float">
              <text:p>1081647,45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EXCHANGE SERVER STANDARD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1012.98" calcext:value-type="float">
                <text:p>1012,98</text:p>
              </table:table-cell>
              <table:table-cell table:number-columns-repeated="4"/>
            </table:table-row>
          </table:table-row-group>
          <table:table-row table:style-name="ro6">
            <table:table-cell/>
            <table:table-cell office:value-type="string" calcext:value-type="string">
              <text:p>ACTUALIZACION EXCHANGE SERVER STANDARD Sum</text:p>
            </table:table-cell>
            <table:table-cell table:style-name="ce10" table:number-columns-repeated="2"/>
            <table:table-cell table:style-name="ce12"/>
            <table:table-cell table:formula="of:=SUBTOTAL(9;[$Sheet3.$F$8:$Sheet3.$F$8])" office:value-type="float" office:value="1012.98" calcext:value-type="float">
              <text:p>1012,98</text:p>
            </table:table-cell>
            <table:table-cell table:number-columns-repeated="2"/>
            <table:table-cell office:value-type="string" calcext:value-type="string">
              <text:p>Licencias</text:p>
            </table:table-cell>
            <table:table-cell table:formula="of:=[.F54]+[.F52]+[.F48]+[.F46]+[.F44]+[.F44]+[.F87]+[.F112]+[.F137]+[.F162]+[.F187]+[.F212]+[.F237]+[.F262]+[.F287]+[.F289]+[.F293]+[.F297]+[.F301]+[.F308]+[.F312]+[.F319]+[.F323]+[.F327]+[.F331]" office:value-type="float" office:value="15308464.82" calcext:value-type="float">
              <text:p>15308464,82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MS SCCM CAL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230910.75" calcext:value-type="float">
                <text:p>230910,75</text:p>
              </table:table-cell>
              <table:table-cell table:number-columns-repeated="4"/>
            </table:table-row>
          </table:table-row-group>
          <table:table-row table:style-name="ro6">
            <table:table-cell/>
            <table:table-cell office:value-type="string" calcext:value-type="string">
              <text:p>ACTUALIZACION MS SCCM CAL Sum</text:p>
            </table:table-cell>
            <table:table-cell table:style-name="ce10" table:number-columns-repeated="2"/>
            <table:table-cell table:style-name="ce12"/>
            <table:table-cell table:formula="of:=SUBTOTAL(9;[$Sheet3.$F$10:$Sheet3.$F$10])" office:value-type="float" office:value="230910.75" calcext:value-type="float">
              <text:p>230910,75</text:p>
            </table:table-cell>
            <table:table-cell table:number-columns-repeated="3"/>
            <table:table-cell table:formula="of:=SUM([.J5:.J9])" office:value-type="float" office:value="18328936.66" calcext:value-type="float">
              <text:p>18328936,66</text:p>
            </table:table-cell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OFFICE STANDARD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705867.86" calcext:value-type="float">
                <text:p>705867,8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OFFICE STANDARD Sum</text:p>
            </table:table-cell>
            <table:table-cell table:style-name="ce10" table:number-columns-repeated="2"/>
            <table:table-cell table:style-name="ce12"/>
            <table:table-cell table:formula="of:=SUBTOTAL(9;[$Sheet3.$F$12:$Sheet3.$F$12])" office:value-type="float" office:value="705867.86" calcext:value-type="float">
              <text:p>705867,8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OFFICE TASKWORKER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613697.31" calcext:value-type="float">
                <text:p>613697,31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OFFICE TASKWORKER Sum</text:p>
            </table:table-cell>
            <table:table-cell table:style-name="ce10" table:number-columns-repeated="2"/>
            <table:table-cell table:style-name="ce12"/>
            <table:table-cell table:formula="of:=SUBTOTAL(9;[$Sheet3.$F$14:$Sheet3.$F$14])" office:value-type="float" office:value="613697.31" calcext:value-type="float">
              <text:p>613697,31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SYSTEM CENT CONF. M SERVER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2178.77" calcext:value-type="float">
                <text:p>2178,77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SYSTEM CENT CONF. M SERVER Sum</text:p>
            </table:table-cell>
            <table:table-cell table:style-name="ce10" table:number-columns-repeated="2"/>
            <table:table-cell table:style-name="ce12"/>
            <table:table-cell table:formula="of:=SUBTOTAL(9;[$Sheet3.$F$16:$Sheet3.$F$16])" office:value-type="float" office:value="2178.77" calcext:value-type="float">
              <text:p>2178,77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ce10" office:value-type="string" calcext:value-type="string">
                <text:p><text:span text:style-name="T2">ACTUALIZACION SYSTEM CENT OPER. M SERVER</text:span></text:p>
              </table:table-cell>
              <table:table-cell table:style-name="ce10" office:value-type="string" calcext:value-type="string">
                <text:p><text:span text:style-name="T2">BT ESPAÑA - GLOBAL SERVICE</text:span></text:p>
              </table:table-cell>
              <table:table-cell table:style-name="ce10" office:value-type="float" office:value="2015" calcext:value-type="float">
                <text:p>2015</text:p>
              </table:table-cell>
              <table:table-cell table:style-name="ce12" office:value-type="date" office:date-value="2015-10-21" calcext:value-type="date">
                <text:p>21.10.2015</text:p>
              </table:table-cell>
              <table:table-cell table:style-name="ce10" office:value-type="float" office:value="150.21" calcext:value-type="float">
                <text:p>150,21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ACTUALIZACION SYSTEM CENT OPER. M SERVER Sum</text:p>
            </table:table-cell>
            <table:table-cell table:style-name="ce10" table:number-columns-repeated="2"/>
            <table:table-cell table:style-name="ce12"/>
            <table:table-cell table:formula="of:=SUBTOTAL(9;[$Sheet3.$F$18:$Sheet3.$F$18])" office:value-type="float" office:value="150.21" calcext:value-type="float">
              <text:p>150,21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11-21" calcext:value-type="date">
                <text:p>21.11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12-18" calcext:value-type="date">
                <text:p>18.12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5-22" calcext:value-type="date">
                <text:p>22.05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5-22" calcext:value-type="date">
                <text:p>22.05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6-20" calcext:value-type="date">
                <text:p>20.06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7-13" calcext:value-type="date">
                <text:p>13.07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8-31" calcext:value-type="date">
                <text:p>31.08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9-20" calcext:value-type="date">
                <text:p>20.09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10-16" calcext:value-type="date">
                <text:p>16.10.2017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11-27" calcext:value-type="date">
                <text:p>27.11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12-18" calcext:value-type="date">
                <text:p>18.12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2-22" calcext:value-type="date">
                <text:p>22.02.2018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1-31" calcext:value-type="date">
                <text:p>31.01.2018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3-19" calcext:value-type="date">
                <text:p>19.03.2018</text:p>
              </table:table-cell>
              <table:table-cell table:style-name="Default" office:value-type="float" office:value="29276.87" calcext:value-type="float">
                <text:p>29276,8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4-19" calcext:value-type="date">
                <text:p>19.04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5-16" calcext:value-type="date">
                <text:p>16.05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6-18" calcext:value-type="date">
                <text:p>18.06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7-17" calcext:value-type="date">
                <text:p>17.07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8-31" calcext:value-type="date">
                <text:p>31.08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9-18" calcext:value-type="date">
                <text:p>18.09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10-29" calcext:value-type="date">
                <text:p>29.10.2018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2-21" calcext:value-type="date">
                <text:p>21.02.2019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1-21" calcext:value-type="date">
                <text:p>21.01.2019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HORAS MANTENIMIENTO LICENC MICROSOFT EAS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4-10" calcext:value-type="date">
                <text:p>10.04.2019</text:p>
              </table:table-cell>
              <table:table-cell table:style-name="Default" office:value-type="float" office:value="18298.05" calcext:value-type="float">
                <text:p>18298,05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HORAS MANTENIMIENTO LICENC MICROSOFT EAS Sum</text:p>
            </table:table-cell>
            <table:table-cell table:style-name="Default" table:number-columns-repeated="2"/>
            <table:table-cell table:style-name="ce2"/>
            <table:table-cell table:formula="of:=SUBTOTAL(9;[$Sheet3.$F$20:$Sheet3.$F$43])" office:value-type="float" office:value="570899.04" calcext:value-type="float">
              <text:p>570899,04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28/2017</text:span></text:p>
              </table:table-cell>
              <table:table-cell office:value-type="string" calcext:value-type="string">
                <text:p><text:span text:style-name="T2">LICENCIA MS VISUAL STUDIO PROFES  2017</text:span></text:p>
              </table:table-cell>
              <table:table-cell table:style-name="Default" office:value-type="string" calcext:value-type="string">
                <text:p><text:span text:style-name="T2">SERINGE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09-18" calcext:value-type="date">
                <text:p>18.09.2017</text:p>
              </table:table-cell>
              <table:table-cell table:style-name="Default" office:value-type="float" office:value="451.69" calcext:value-type="float">
                <text:p>451,69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LICENCIA MS VISUAL STUDIO PROFES <text:s/>2017 Sum</text:p>
            </table:table-cell>
            <table:table-cell table:style-name="Default" table:number-columns-repeated="2"/>
            <table:table-cell table:style-name="ce2"/>
            <table:table-cell table:formula="of:=SUBTOTAL(9;[$Sheet3.$F$45:$Sheet3.$F$45])" office:value-type="float" office:value="451.69" calcext:value-type="float">
              <text:p>451,69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99/2015</text:span></text:p>
              </table:table-cell>
              <table:table-cell office:value-type="string" calcext:value-type="string">
                <text:p><text:span text:style-name="T2">LICENCIA MS WIN REMOTE 2012 POR DISPOSIT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5" calcext:value-type="float">
                <text:p>2015</text:p>
              </table:table-cell>
              <table:table-cell table:style-name="ce2" office:value-type="date" office:date-value="2015-10-19" calcext:value-type="date">
                <text:p>19.10.2015</text:p>
              </table:table-cell>
              <table:table-cell table:style-name="Default" office:value-type="float" office:value="17547.42" calcext:value-type="float">
                <text:p>17547,42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LICENCIA MS WIN REMOTE 2012 POR DISPOSIT Sum</text:p>
            </table:table-cell>
            <table:table-cell table:style-name="Default" table:number-columns-repeated="2"/>
            <table:table-cell table:style-name="ce2"/>
            <table:table-cell table:formula="of:=SUBTOTAL(9;[$Sheet3.$F$47:$Sheet3.$F$47])" office:value-type="float" office:value="17547.42" calcext:value-type="float">
              <text:p>17547,42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5-31" calcext:value-type="date">
                <text:p>31.05.2019</text:p>
              </table:table-cell>
              <table:table-cell table:style-name="Default" office:value-type="float" office:value="18298.04" calcext:value-type="float">
                <text:p>18298,0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5-31" calcext:value-type="date">
                <text:p>31.05.2019</text:p>
              </table:table-cell>
              <table:table-cell table:style-name="Default" office:value-type="float" office:value="18298.04" calcext:value-type="float">
                <text:p>18298,0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MANTENIMIENTO LICENCIAS MICROSOF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6-20" calcext:value-type="date">
                <text:p>20.06.2019</text:p>
              </table:table-cell>
              <table:table-cell table:style-name="Default" office:value-type="float" office:value="18298.04" calcext:value-type="float">
                <text:p>18298,04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MANTENIMIENTO LICENCIAS MICROSOF Sum</text:p>
            </table:table-cell>
            <table:table-cell table:style-name="Default" table:number-columns-repeated="2"/>
            <table:table-cell table:style-name="ce2"/>
            <table:table-cell table:formula="of:=SUBTOTAL(9;[$Sheet3.$F$49:$Sheet3.$F$51])" office:value-type="float" office:value="54894.12" calcext:value-type="float">
              <text:p>54894,12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124/2016</text:span></text:p>
              </table:table-cell>
              <table:table-cell office:value-type="string" calcext:value-type="string">
                <text:p><text:span text:style-name="T2">MICROSOFT S.O.WINPRO 10UPGRD OLP NL GOV</text:span></text:p>
              </table:table-cell>
              <table:table-cell table:style-name="Default" office:value-type="string" calcext:value-type="string">
                <text:p><text:span text:style-name="T2">SPECIALIST COMPUTER CENTRES</text:span></text:p>
              </table:table-cell>
              <table:table-cell table:style-name="Default" office:value-type="float" office:value="2016" calcext:value-type="float">
                <text:p>2016</text:p>
              </table:table-cell>
              <table:table-cell table:style-name="ce2" office:value-type="date" office:date-value="2016-07-29" calcext:value-type="date">
                <text:p>29.07.2016</text:p>
              </table:table-cell>
              <table:table-cell table:style-name="Default" office:value-type="float" office:value="2159903.16" calcext:value-type="float">
                <text:p>2159903,1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MICROSOFT S.O.WINPRO 10UPGRD OLP NL GOV Sum</text:p>
            </table:table-cell>
            <table:table-cell table:style-name="Default" table:number-columns-repeated="2"/>
            <table:table-cell table:style-name="ce2"/>
            <table:table-cell table:formula="of:=SUBTOTAL(9;[$Sheet3.$F$53:$Sheet3.$F$53])" office:value-type="float" office:value="2159903.16" calcext:value-type="float">
              <text:p>2159903,1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5" calcext:value-type="float">
                <text:p>2015</text:p>
              </table:table-cell>
              <table:table-cell table:style-name="ce2" office:value-type="date" office:date-value="2015-05-11" calcext:value-type="date">
                <text:p>11.05.2015</text:p>
              </table:table-cell>
              <table:table-cell table:style-name="Default" office:value-type="float" office:value="180274.57" calcext:value-type="float">
                <text:p>180274,5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5" calcext:value-type="float">
                <text:p>2015</text:p>
              </table:table-cell>
              <table:table-cell table:style-name="ce2" office:value-type="date" office:date-value="2015-07-13" calcext:value-type="date">
                <text:p>13.07.2015</text:p>
              </table:table-cell>
              <table:table-cell table:style-name="Default" office:value-type="float" office:value="180274.57" calcext:value-type="float">
                <text:p>180274,5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5" calcext:value-type="float">
                <text:p>2015</text:p>
              </table:table-cell>
              <table:table-cell table:style-name="ce2" office:value-type="date" office:date-value="2015-10-13" calcext:value-type="date">
                <text:p>13.10.2015</text:p>
              </table:table-cell>
              <table:table-cell table:style-name="Default" office:value-type="float" office:value="180274.57" calcext:value-type="float">
                <text:p>180274,5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2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6" calcext:value-type="float">
                <text:p>2016</text:p>
              </table:table-cell>
              <table:table-cell table:style-name="ce2" office:value-type="date" office:date-value="2016-06-09" calcext:value-type="date">
                <text:p>09.06.2016</text:p>
              </table:table-cell>
              <table:table-cell table:style-name="Default" office:value-type="float" office:value="120183.06" calcext:value-type="float">
                <text:p>120183,0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R001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6" calcext:value-type="float">
                <text:p>2016</text:p>
              </table:table-cell>
              <table:table-cell table:style-name="ce2" office:value-type="date" office:date-value="2016-07-01" calcext:value-type="date">
                <text:p>01.07.2016</text:p>
              </table:table-cell>
              <table:table-cell table:style-name="Default" office:value-type="float" office:value="60091.53" calcext:value-type="float">
                <text:p>60091,5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2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6" calcext:value-type="float">
                <text:p>2016</text:p>
              </table:table-cell>
              <table:table-cell table:style-name="ce2" office:value-type="date" office:date-value="2016-04-05" calcext:value-type="date">
                <text:p>05.04.2016</text:p>
              </table:table-cell>
              <table:table-cell table:style-name="Default" office:value-type="float" office:value="180274.58" calcext:value-type="float">
                <text:p>180274,58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94/2011(PM001)</text:span></text:p>
              </table:table-cell>
              <table:table-cell table:style-name="Default" office:value-type="string" calcext:value-type="string">
                <text:p><text:span text:style-name="T2">SERVICIOS MTO. PROGRAMAS MICROSOFT</text:span></text:p>
              </table:table-cell>
              <table:table-cell table:style-name="Default" office:value-type="string" calcext:value-type="string">
                <text:p><text:span text:style-name="T2">BT ESPAÑA - GLOBAL SERVICE</text:span></text:p>
              </table:table-cell>
              <table:table-cell table:style-name="Default" office:value-type="float" office:value="2016" calcext:value-type="float">
                <text:p>2016</text:p>
              </table:table-cell>
              <table:table-cell table:style-name="ce2" office:value-type="date" office:date-value="2016-01-20" calcext:value-type="date">
                <text:p>20.01.2016</text:p>
              </table:table-cell>
              <table:table-cell table:style-name="Default" office:value-type="float" office:value="180274.57" calcext:value-type="float">
                <text:p>180274,57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ERVICIOS MTO. PROGRAMAS MICROSOFT Sum</text:p>
            </table:table-cell>
            <table:table-cell table:style-name="Default" table:number-columns-repeated="2"/>
            <table:table-cell table:style-name="ce2"/>
            <table:table-cell table:formula="of:=SUBTOTAL(9;[$Sheet3.$F$55:$Sheet3.$F$61])" office:value-type="float" office:value="1081647.45" calcext:value-type="float">
              <text:p>1081647,45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11-21" calcext:value-type="date">
                <text:p>21.11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2" office:value-type="date" office:date-value="2017-12-18" calcext:value-type="date">
                <text:p>18.12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5-22" calcext:value-type="date">
                <text:p>22.05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5-22" calcext:value-type="date">
                <text:p>22.05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6-20" calcext:value-type="date">
                <text:p>20.06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7-13" calcext:value-type="date">
                <text:p>13.07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8-31" calcext:value-type="date">
                <text:p>31.08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09-20" calcext:value-type="date">
                <text:p>20.09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7" calcext:value-type="float">
                <text:p>2017</text:p>
              </table:table-cell>
              <table:table-cell table:style-name="ce4" office:value-type="date" office:date-value="2017-10-16" calcext:value-type="date">
                <text:p>16.10.2017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11-27" calcext:value-type="date">
                <text:p>27.11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12-18" calcext:value-type="date">
                <text:p>18.12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2-22" calcext:value-type="date">
                <text:p>22.02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2" office:value-type="date" office:date-value="2018-01-31" calcext:value-type="date">
                <text:p>31.01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3-19" calcext:value-type="date">
                <text:p>19.03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4-19" calcext:value-type="date">
                <text:p>19.04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5-16" calcext:value-type="date">
                <text:p>16.05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6-18" calcext:value-type="date">
                <text:p>18.06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7-17" calcext:value-type="date">
                <text:p>17.07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8-31" calcext:value-type="date">
                <text:p>31.08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09-18" calcext:value-type="date">
                <text:p>18.09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8" calcext:value-type="float">
                <text:p>2018</text:p>
              </table:table-cell>
              <table:table-cell table:style-name="ce4" office:value-type="date" office:date-value="2018-10-29" calcext:value-type="date">
                <text:p>29.10.2018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2-21" calcext:value-type="date">
                <text:p>21.02.2019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2" office:value-type="date" office:date-value="2019-01-21" calcext:value-type="date">
                <text:p>21.01.2019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table:style-name="Default" office:value-type="string" calcext:value-type="string">
                <text:p><text:span text:style-name="T2">SUSCRIP LIC  MS OFFICE STANDARD</text:span></text:p>
              </table:table-cell>
              <table:table-cell table:style-name="Default" office:value-type="string" calcext:value-type="string">
                <text:p><text:span text:style-name="T2">SEIDOR, S.A.</text:span></text:p>
              </table:table-cell>
              <table:table-cell table:style-name="Default" office:value-type="float" office:value="2019" calcext:value-type="float">
                <text:p>2019</text:p>
              </table:table-cell>
              <table:table-cell table:style-name="ce4" office:value-type="date" office:date-value="2019-04-10" calcext:value-type="date">
                <text:p>10.04.2019</text:p>
              </table:table-cell>
              <table:table-cell table:style-name="Default" office:value-type="float" office:value="38612.36" calcext:value-type="float">
                <text:p>38612,3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<text:s/>MS OFFICE STANDARD Sum</text:p>
            </table:table-cell>
            <table:table-cell table:number-columns-repeated="3"/>
            <table:table-cell table:formula="of:=SUBTOTAL(9;[$Sheet3.$F$63:$Sheet3.$F$86])" office:value-type="float" office:value="926696.64" calcext:value-type="float">
              <text:p>926696,64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CORREO EXCHANG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6563.4" calcext:value-type="float">
                <text:p>6563,4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AL CORREO EXCHANGE Sum</text:p>
            </table:table-cell>
            <table:table-cell table:number-columns-repeated="3"/>
            <table:table-cell table:formula="of:=SUBTOTAL(9;[$Sheet3.$F$88:$Sheet3.$F$111])" office:value-type="float" office:value="157521.6" calcext:value-type="float">
              <text:p>157521,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DIRECTORIO ACTIVO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2918.21" calcext:value-type="float">
                <text:p>2918,21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AL DIRECTORIO ACTIVO Sum</text:p>
            </table:table-cell>
            <table:table-cell table:number-columns-repeated="3"/>
            <table:table-cell table:formula="of:=SUBTOTAL(9;[$Sheet3.$F$113:$Sheet3.$F$136])" office:value-type="float" office:value="70037.04" calcext:value-type="float">
              <text:p>70037,04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AL GESTION REMOTA SCCM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4008.69" calcext:value-type="float">
                <text:p>4008,69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AL GESTION REMOTA SCCM Sum</text:p>
            </table:table-cell>
            <table:table-cell table:number-columns-repeated="3"/>
            <table:table-cell table:formula="of:=SUBTOTAL(9;[$Sheet3.$F$138:$Sheet3.$F$161])" office:value-type="float" office:value="96208.56" calcext:value-type="float">
              <text:p>96208,5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27902.12" calcext:value-type="float">
                <text:p>27902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maq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41853.17" calcext:value-type="float">
                <text:p>41853,17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ORECAL GENERALES <text:s/>p/maq Sum</text:p>
            </table:table-cell>
            <table:table-cell table:number-columns-repeated="3"/>
            <table:table-cell table:formula="of:=SUBTOTAL(9;[$Sheet3.$F$163:$Sheet3.$F$186])" office:value-type="float" office:value="837063.48" calcext:value-type="float">
              <text:p>837063,48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14807.92" calcext:value-type="float">
                <text:p>14807,9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GENERALES 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24679.86" calcext:value-type="float">
                <text:p>24679,8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ORECAL GENERALES <text:s/>p/usr Sum</text:p>
            </table:table-cell>
            <table:table-cell table:number-columns-repeated="3"/>
            <table:table-cell table:formula="of:=SUBTOTAL(9;[$Sheet3.$F$188:$Sheet3.$F$211])" office:value-type="float" office:value="473853.36" calcext:value-type="float">
              <text:p>473853,3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2-18" calcext:value-type="date">
                <text:p>18.12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5-22" calcext:value-type="date">
                <text:p>22.05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6-20" calcext:value-type="date">
                <text:p>20.06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7-13" calcext:value-type="date">
                <text:p>13.07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8-31" calcext:value-type="date">
                <text:p>31.08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09-20" calcext:value-type="date">
                <text:p>20.09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0-16" calcext:value-type="date">
                <text:p>16.10.2017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2-18" calcext:value-type="date">
                <text:p>18.12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2-22" calcext:value-type="date">
                <text:p>22.02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1-31" calcext:value-type="date">
                <text:p>31.01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3-19" calcext:value-type="date">
                <text:p>19.03.2018</text:p>
              </table:table-cell>
              <table:table-cell office:value-type="float" office:value="115631.9" calcext:value-type="float">
                <text:p>115631,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4-19" calcext:value-type="date">
                <text:p>19.04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5-16" calcext:value-type="date">
                <text:p>16.05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6-18" calcext:value-type="date">
                <text:p>18.06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7-17" calcext:value-type="date">
                <text:p>17.07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8-31" calcext:value-type="date">
                <text:p>31.08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09-18" calcext:value-type="date">
                <text:p>18.09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0-29" calcext:value-type="date">
                <text:p>29.10.2018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2-21" calcext:value-type="date">
                <text:p>21.02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1-21" calcext:value-type="date">
                <text:p>21.01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CORECAL OFF365 P 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4-10" calcext:value-type="date">
                <text:p>10.04.2019</text:p>
              </table:table-cell>
              <table:table-cell office:value-type="float" office:value="104068.7" calcext:value-type="float">
                <text:p>104068,7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CORECAL OFF365 P E3 p/usr Sum</text:p>
            </table:table-cell>
            <table:table-cell table:number-columns-repeated="3"/>
            <table:table-cell table:formula="of:=SUBTOTAL(9;[$Sheet3.$F$213:$Sheet3.$F$236])" office:value-type="float" office:value="2636407.2" calcext:value-type="float">
              <text:p>2636407,2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office:value-type="date" office:date-value="2017-11-21" calcext:value-type="date">
                <text:p>21.11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12-18" calcext:value-type="date">
                <text:p>18.12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5-22" calcext:value-type="date">
                <text:p>22.05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5-22" calcext:value-type="date">
                <text:p>22.05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6-20" calcext:value-type="date">
                <text:p>20.06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7-13" calcext:value-type="date">
                <text:p>13.07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8-31" calcext:value-type="date">
                <text:p>31.08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9-20" calcext:value-type="date">
                <text:p>20.09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10-16" calcext:value-type="date">
                <text:p>16.10.2017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office:value-type="date" office:date-value="2018-11-27" calcext:value-type="date">
                <text:p>27.11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12-18" calcext:value-type="date">
                <text:p>18.12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2-22" calcext:value-type="date">
                <text:p>22.02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1-31" calcext:value-type="date">
                <text:p>31.01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3-19" calcext:value-type="date">
                <text:p>19.03.2018</text:p>
              </table:table-cell>
              <table:table-cell office:value-type="float" office:value="207639.12" calcext:value-type="float">
                <text:p>207639,1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4-19" calcext:value-type="date">
                <text:p>19.04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5-16" calcext:value-type="date">
                <text:p>16.05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6-18" calcext:value-type="date">
                <text:p>18.06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7-17" calcext:value-type="date">
                <text:p>17.07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8-31" calcext:value-type="date">
                <text:p>31.08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9-18" calcext:value-type="date">
                <text:p>18.09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10-29" calcext:value-type="date">
                <text:p>29.10.2018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2-21" calcext:value-type="date">
                <text:p>21.02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1-21" calcext:value-type="date">
                <text:p>21.01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365 PROPLUS ONEDRIVE p/u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4-10" calcext:value-type="date">
                <text:p>10.04.2019</text:p>
              </table:table-cell>
              <table:table-cell office:value-type="float" office:value="200223.44" calcext:value-type="float">
                <text:p>200223,44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O365 PROPLUS ONEDRIVE p/u Sum</text:p>
            </table:table-cell>
            <table:table-cell table:number-columns-repeated="2"/>
            <table:table-cell table:style-name="ce14"/>
            <table:table-cell table:formula="of:=SUBTOTAL(9;[$Sheet3.$F$238:$Sheet3.$F$261])" office:value-type="float" office:value="4894350.72" calcext:value-type="float">
              <text:p>4894350,72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11-21" calcext:value-type="date">
                <text:p>21.11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12-18" calcext:value-type="date">
                <text:p>18.12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5-22" calcext:value-type="date">
                <text:p>22.05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5-22" calcext:value-type="date">
                <text:p>22.05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6-20" calcext:value-type="date">
                <text:p>20.06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7-13" calcext:value-type="date">
                <text:p>13.07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8-31" calcext:value-type="date">
                <text:p>31.08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09-20" calcext:value-type="date">
                <text:p>20.09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7" calcext:value-type="float">
                <text:p>2017</text:p>
              </table:table-cell>
              <table:table-cell table:style-name="ce14" office:value-type="date" office:date-value="2017-10-16" calcext:value-type="date">
                <text:p>16.10.2017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11-27" calcext:value-type="date">
                <text:p>27.11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12-18" calcext:value-type="date">
                <text:p>18.12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2-22" calcext:value-type="date">
                <text:p>22.02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1-31" calcext:value-type="date">
                <text:p>31.01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3-19" calcext:value-type="date">
                <text:p>19.03.2018</text:p>
              </table:table-cell>
              <table:table-cell office:value-type="float" office:value="3359.03" calcext:value-type="float">
                <text:p>3359,0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4-19" calcext:value-type="date">
                <text:p>19.04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5-16" calcext:value-type="date">
                <text:p>16.05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6-18" calcext:value-type="date">
                <text:p>18.06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7-17" calcext:value-type="date">
                <text:p>17.07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8-31" calcext:value-type="date">
                <text:p>31.08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09-18" calcext:value-type="date">
                <text:p>18.09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8" calcext:value-type="float">
                <text:p>2018</text:p>
              </table:table-cell>
              <table:table-cell table:style-name="ce14" office:value-type="date" office:date-value="2018-10-29" calcext:value-type="date">
                <text:p>29.10.2018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2-21" calcext:value-type="date">
                <text:p>21.02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1-21" calcext:value-type="date">
                <text:p>21.01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 LIC MS OFFICE 365 PERFILE3 p/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4-10" calcext:value-type="date">
                <text:p>10.04.2019</text:p>
              </table:table-cell>
              <table:table-cell office:value-type="float" office:value="5038.56" calcext:value-type="float">
                <text:p>5038,5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 LIC MS OFFICE 365 PERFILE3 p/usr Sum</text:p>
            </table:table-cell>
            <table:table-cell table:number-columns-repeated="2"/>
            <table:table-cell table:style-name="ce14"/>
            <table:table-cell table:formula="of:=SUBTOTAL(9;[$Sheet3.$F$263:$Sheet3.$F$286])" office:value-type="float" office:value="100771.08" calcext:value-type="float">
              <text:p>100771,08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048/2016</text:span></text:p>
              </table:table-cell>
              <table:table-cell office:value-type="string" calcext:value-type="string">
                <text:p><text:span text:style-name="T2">SUSCRIPCION MICROSOFT ONE DRIVE ANUAL</text:span></text:p>
              </table:table-cell>
              <table:table-cell office:value-type="string" calcext:value-type="string">
                <text:p><text:span text:style-name="T2">BT ESPAÑA - GLOBAL SERVICE</text:span></text:p>
              </table:table-cell>
              <table:table-cell office:value-type="float" office:value="2016" calcext:value-type="float">
                <text:p>2016</text:p>
              </table:table-cell>
              <table:table-cell table:style-name="ce14" office:value-type="date" office:date-value="2016-05-23" calcext:value-type="date">
                <text:p>23.05.2016</text:p>
              </table:table-cell>
              <table:table-cell office:value-type="float" office:value="19786.75" calcext:value-type="float">
                <text:p>19786,75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ICROSOFT ONE DRIVE ANUAL Sum</text:p>
            </table:table-cell>
            <table:table-cell table:number-columns-repeated="2"/>
            <table:table-cell table:style-name="ce14"/>
            <table:table-cell table:formula="of:=SUBTOTAL(9;[$Sheet3.$F$288:$Sheet3.$F$288])" office:value-type="float" office:value="19786.75" calcext:value-type="float">
              <text:p>19786,75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5-31" calcext:value-type="date">
                <text:p>31.05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5-31" calcext:value-type="date">
                <text:p>31.05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6-20" calcext:value-type="date">
                <text:p>20.06.2019</text:p>
              </table:table-cell>
              <table:table-cell office:value-type="float" office:value="77087.93" calcext:value-type="float">
                <text:p>77087,93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CORECAL ALNG MVL DVCCAL Sum</text:p>
            </table:table-cell>
            <table:table-cell table:number-columns-repeated="2"/>
            <table:table-cell table:style-name="ce14"/>
            <table:table-cell table:formula="of:=SUBTOTAL(9;[$Sheet3.$F$290:$Sheet3.$F$292])" office:value-type="float" office:value="231263.79" calcext:value-type="float">
              <text:p>231263,79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5-31" calcext:value-type="date">
                <text:p>31.05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5-31" calcext:value-type="date">
                <text:p>31.05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CORECAL ALNG MVL USR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6-20" calcext:value-type="date">
                <text:p>20.06.2019</text:p>
              </table:table-cell>
              <table:table-cell office:value-type="float" office:value="24680.77" calcext:value-type="float">
                <text:p>24680,77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CORECAL ALNG MVL USRCAL Sum</text:p>
            </table:table-cell>
            <table:table-cell table:number-columns-repeated="2"/>
            <table:table-cell table:style-name="ce14"/>
            <table:table-cell table:formula="of:=SUBTOTAL(9;[$Sheet3.$F$294:$Sheet3.$F$296])" office:value-type="float" office:value="74042.31" calcext:value-type="float">
              <text:p>74042,31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4" office:value-type="date" office:date-value="2019-05-31" calcext:value-type="date">
                <text:p>31.05.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table:style-name="ce15" office:value-type="string" calcext:value-type="string">
                <text:p>31,05,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EXCHGSTDCAL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2627.83" calcext:value-type="float">
                <text:p>62627,83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EXCHGSTDCAL MVL DVCCAL Sum</text:p>
            </table:table-cell>
            <table:table-cell table:number-columns-repeated="3"/>
            <table:table-cell table:formula="of:=SUBTOTAL(9;[$Sheet3.$F$298:$Sheet3.$F$300])" office:value-type="float" office:value="187883.49" calcext:value-type="float">
              <text:p>187883,49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8397.61" calcext:value-type="float">
                <text:p>8397,61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ERFIL per U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8399.42" calcext:value-type="float">
                <text:p>8399,42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OFFICE 365 PERFIL per Use Sum</text:p>
            </table:table-cell>
            <table:table-cell table:number-columns-repeated="3"/>
            <table:table-cell table:formula="of:=SUBTOTAL(9;[$Sheet3.$F$302:$Sheet3.$F$307])" office:value-type="float" office:value="50391.09" calcext:value-type="float">
              <text:p>50391,09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 PRO PLU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148310.62" calcext:value-type="float">
                <text:p>148310,62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OFFICE 365 PRO PLU PERUSR Sum</text:p>
            </table:table-cell>
            <table:table-cell table:number-columns-repeated="3"/>
            <table:table-cell table:formula="of:=SUBTOTAL(9;[$Sheet3.$F$309:$Sheet3.$F$311])" office:value-type="float" office:value="444931.86" calcext:value-type="float">
              <text:p>444931,86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9755.29" calcext:value-type="float">
                <text:p>69755,29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365PE3 ALNG PERUSR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69756.5" calcext:value-type="float">
                <text:p>69756,5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OFFICE 365PE3 ALNG PERUSR Sum</text:p>
            </table:table-cell>
            <table:table-cell table:number-columns-repeated="3"/>
            <table:table-cell table:formula="of:=SUBTOTAL(9;[$Sheet3.$F$313:$Sheet3.$F$318])" office:value-type="float" office:value="418535.37" calcext:value-type="float">
              <text:p>418535,37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OFFICE STANDAR ALNG MV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38612.36" calcext:value-type="float">
                <text:p>38612,3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OFFICE STANDAR ALNG MVL Sum</text:p>
            </table:table-cell>
            <table:table-cell table:number-columns-repeated="3"/>
            <table:table-cell table:formula="of:=SUBTOTAL(9;[$Sheet3.$F$320:$Sheet3.$F$322])" office:value-type="float" office:value="115837.08" calcext:value-type="float">
              <text:p>115837,08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SYSCTRCNFG MVL PER OSE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38250.86" calcext:value-type="float">
                <text:p>38250,86</text:p>
              </table:table-cell>
              <table:table-cell table:number-columns-repeated="4"/>
            </table:table-row>
          </table:table-row-group>
          <table:table-row table:style-name="ro5">
            <table:table-cell/>
            <table:table-cell office:value-type="string" calcext:value-type="string">
              <text:p>SUSCRIPCION MS SYSCTRCNFG MVL PER OSE Sum</text:p>
            </table:table-cell>
            <table:table-cell table:number-columns-repeated="3"/>
            <table:table-cell table:formula="of:=SUBTOTAL(9;[$Sheet3.$F$324:$Sheet3.$F$326])" office:value-type="float" office:value="114752.58" calcext:value-type="float">
              <text:p>114752,58</text:p>
            </table:table-cell>
            <table:table-cell table:number-columns-repeated="4"/>
          </table:table-row>
          <table:table-row-group table:display="false"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5-31" calcext:value-type="date">
                <text:p>31.05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4"/>
            </table:table-row>
            <table:table-row table:style-name="ro5" table:visibility="collapse">
              <table:table-cell office:value-type="string" calcext:value-type="string">
                <text:p><text:span text:style-name="T2">ECON/000286/2016</text:span></text:p>
              </table:table-cell>
              <table:table-cell office:value-type="string" calcext:value-type="string">
                <text:p><text:span text:style-name="T2">SUSCRIPCION MS WINSVRCAL ALNG MVL DVCCAL</text:span></text:p>
              </table:table-cell>
              <table:table-cell office:value-type="string" calcext:value-type="string">
                <text:p><text:span text:style-name="T2">SEIDOR, S.A.</text:span></text:p>
              </table:table-cell>
              <table:table-cell office:value-type="float" office:value="2019" calcext:value-type="float">
                <text:p>2019</text:p>
              </table:table-cell>
              <table:table-cell office:value-type="date" office:date-value="2019-06-20" calcext:value-type="date">
                <text:p>20.06.2019</text:p>
              </table:table-cell>
              <table:table-cell office:value-type="float" office:value="27845.45" calcext:value-type="float">
                <text:p>27845,45</text:p>
              </table:table-cell>
              <table:table-cell table:number-columns-repeated="4"/>
            </table:table-row>
          </table:table-row-group>
        </table:table-row-group>
        <table:table-row table:style-name="ro5">
          <table:table-cell/>
          <table:table-cell office:value-type="string" calcext:value-type="string">
            <text:p>SUSCRIPCION MS WINSVRCAL ALNG MVL DVCCAL Sum</text:p>
          </table:table-cell>
          <table:table-cell table:number-columns-repeated="3"/>
          <table:table-cell table:formula="of:=SUBTOTAL(9;[$Sheet3.$F$328:$Sheet3.$F$330])" office:value-type="float" office:value="83536.35" calcext:value-type="float">
            <text:p>83536,35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Grand Sum</text:p>
          </table:table-cell>
          <table:table-cell table:style-name="Default" table:number-columns-repeated="2"/>
          <table:table-cell table:style-name="ce4"/>
          <table:table-cell table:formula="of:=SUBTOTAL(9;[$Sheet3.$F$2:$Sheet3.$F$330])" office:value-type="float" office:value="17758037.62" calcext:value-type="float">
            <text:p>17758037,62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Sheet2.A1:Sheet2.AMJ1048576" table:contains-header="false"/>
        <table:database-range table:name="__Anonymous_Sheet_DB__1" table:target-range-address="Sheet2.A1:Sheet2.F302">
          <table:sort table:bind-styles-to-content="false"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5" table:function="sum"/>
            </table:subtotal-rule>
          </table:subtotal-rules>
        </table:database-range>
        <table:database-range table:name="__Anonymous_Sheet_DB__2" table:target-range-address="Sheet3.A1:Sheet3.F332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5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8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28">
      <number:text-content/>
      <style:map style:condition="value()&lt;=1.79769313486232E+308" style:apply-style-name="N128P0"/>
    </number:text-style>
    <number:number-style style:name="N129">
      <number:number number:decimal-places="0" loext:min-decimal-places="0" number:min-integer-digits="10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30P0"/>
    </number:currency-style>
    <number:percentage-style style:name="N131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02-17T13:02:56.120012861</meta:creation-date>
    <dc:date>2021-02-17T13:29:37.195311505</dc:date>
    <dc:creator>belay </dc:creator>
    <meta:editing-duration>PT26M41S</meta:editing-duration>
    <meta:editing-cycles>2</meta:editing-cycles>
    <meta:generator>LibreOffice/6.4.6.2$Linux_X86_64 LibreOffice_project/40$Build-2</meta:generator>
    <meta:document-statistic meta:table-count="3" meta:cell-count="5449" meta:object-count="0"/>
  </office:meta>
</office:document-meta>
</file>